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2d602" officeooo:paragraph-rsid="0002d602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2d602" officeooo:paragraph-rsid="0002d602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37b68" officeooo:paragraph-rsid="00037b68" style:font-size-asian="15.75pt" style:font-weight-asian="bold" style:font-size-complex="18pt" style:font-weight-complex="bold"/>
    </style:style>
    <style:style style:name="P4" style:family="paragraph" style:parent-style-name="Standard" style:list-style-name="L7">
      <style:paragraph-properties fo:text-align="start" style:justify-single-word="false"/>
      <style:text-properties fo:font-size="18pt" fo:font-weight="bold" officeooo:rsid="00053ca6" officeooo:paragraph-rsid="00053ca6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037b68" officeooo:paragraph-rsid="00037b68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weight="normal" officeooo:rsid="00037b68" officeooo:paragraph-rsid="00037b68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fo:font-weight="normal" officeooo:rsid="00053ca6" officeooo:paragraph-rsid="00053ca6" style:font-size-asian="15.75pt" style:font-weight-asian="normal" style:font-size-complex="18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5pt" fo:font-weight="normal" officeooo:rsid="0002d602" officeooo:paragraph-rsid="0002d602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fo:font-weight="normal" officeooo:rsid="0002d602" officeooo:paragraph-rsid="0002d602" style:font-size-asian="15pt" style:font-weight-asian="normal" style:font-size-complex="15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5pt" fo:font-weight="normal" officeooo:rsid="00037b68" officeooo:paragraph-rsid="00037b68" style:font-size-asian="15pt" style:font-weight-asian="normal" style:font-size-complex="15pt" style:font-weight-complex="normal"/>
    </style:style>
    <style:style style:name="P11" style:family="paragraph" style:parent-style-name="Standard" style:list-style-name="L5">
      <style:paragraph-properties fo:text-align="start" style:justify-single-word="false"/>
      <style:text-properties fo:font-size="15pt" fo:font-weight="normal" officeooo:rsid="00037b68" officeooo:paragraph-rsid="00037b68" style:font-size-asian="15pt" style:font-weight-asian="normal" style:font-size-complex="15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5pt" fo:font-weight="normal" officeooo:rsid="00037b68" officeooo:paragraph-rsid="00037b68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5pt" fo:font-weight="bold" officeooo:rsid="00037b68" officeooo:paragraph-rsid="00037b68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3pt" fo:font-weight="normal" officeooo:rsid="00037b68" officeooo:paragraph-rsid="00037b68" style:font-size-asian="13pt" style:font-weight-asian="normal" style:font-size-complex="13pt" style:font-weight-complex="normal"/>
    </style:style>
    <style:style style:name="P15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style:font-name="Liberation Serif" fo:font-size="15pt" fo:font-weight="normal" officeooo:rsid="00053ca6" officeooo:paragraph-rsid="00053ca6" style:font-size-asian="15pt" style:font-weight-asian="normal" style:font-size-complex="15pt" style:font-weight-complex="normal"/>
    </style:style>
    <style:style style:name="P16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style:font-name="Liberation Serif" fo:font-size="15pt" officeooo:paragraph-rsid="00053ca6" style:font-size-asian="15pt" style:font-size-complex="15pt"/>
    </style:style>
    <style:style style:name="P17" style:family="paragraph" style:parent-style-name="Standard" style:list-style-name="L9">
      <style:text-properties style:font-name="Liberation Serif" fo:font-size="15pt" style:font-size-asian="15pt" style:font-size-complex="15pt"/>
    </style:style>
    <style:style style:name="P18" style:family="paragraph" style:parent-style-name="Standard" style:list-style-name="L9">
      <style:text-properties style:font-name="Liberation Serif" fo:font-size="15pt" officeooo:paragraph-rsid="00053ca6" style:font-size-asian="15pt" style:font-size-complex="15pt"/>
    </style:style>
    <style:style style:name="P19" style:family="paragraph" style:parent-style-name="Standard" style:list-style-name="L6">
      <loext:graphic-properties draw:fill="none"/>
      <style:paragraph-properties fo:margin-left="0.75in" fo:margin-right="0in" fo:text-align="start" style:justify-single-word="false" fo:text-indent="0in" style:auto-text-indent="false" fo:background-color="transparent"/>
      <style:text-properties fo:font-size="15pt" fo:font-weight="normal" officeooo:rsid="00037b68" officeooo:paragraph-rsid="00037b68" style:font-size-asian="15pt" style:font-weight-asian="normal" style:font-size-complex="15pt" style:font-weight-complex="normal"/>
    </style:style>
    <style:style style:name="P20" style:family="paragraph" style:parent-style-name="Standard" style:list-style-name="L6">
      <loext:graphic-properties draw:fill="none"/>
      <style:paragraph-properties fo:margin-left="0.75in" fo:margin-right="0in" fo:text-align="start" style:justify-single-word="false" fo:text-indent="0in" style:auto-text-indent="false" fo:background-color="transparent"/>
      <style:text-properties fo:font-size="15pt" fo:font-weight="normal" officeooo:rsid="00053ca6" officeooo:paragraph-rsid="00053ca6" style:font-size-asian="15pt" style:font-weight-asian="normal" style:font-size-complex="15pt" style:font-weight-complex="normal"/>
    </style:style>
    <style:style style:name="P21" style:family="paragraph" style:parent-style-name="Standard" style:list-style-name="L6" style:master-page-name="">
      <loext:graphic-properties draw:fill="none"/>
      <style:paragraph-properties fo:margin-left="0.75in" fo:margin-right="0in" fo:text-align="start" style:justify-single-word="false" fo:text-indent="0in" style:auto-text-indent="false" style:page-number="auto" fo:background-color="transparent"/>
      <style:text-properties fo:font-size="15pt" officeooo:paragraph-rsid="00037b68" style:font-size-asian="15pt" style:font-size-complex="15pt"/>
    </style:style>
    <style:style style:name="P22" style:family="paragraph" style:parent-style-name="Standard" style:list-style-name="L6">
      <loext:graphic-properties draw:fill="none"/>
      <style:paragraph-properties fo:margin-left="1.25in" fo:margin-right="0in" fo:text-align="start" style:justify-single-word="false" fo:text-indent="-0.4366in" style:auto-text-indent="false" fo:background-color="transparent"/>
      <style:text-properties fo:font-size="15pt" fo:font-weight="normal" officeooo:rsid="00053ca6" officeooo:paragraph-rsid="00053ca6" style:font-size-asian="15pt" style:font-weight-asian="normal" style:font-size-complex="15pt" style:font-weight-complex="normal"/>
    </style:style>
    <style:style style:name="P23" style:family="paragraph" style:parent-style-name="Standard" style:list-style-name="L6" style:master-page-name="">
      <loext:graphic-properties draw:fill="none"/>
      <style:paragraph-properties fo:margin-left="1.25in" fo:margin-right="0in" fo:text-align="start" style:justify-single-word="false" fo:text-indent="-0.4366in" style:auto-text-indent="false" style:page-number="auto" fo:background-color="transparent"/>
      <style:text-properties fo:font-size="15pt" fo:font-weight="normal" officeooo:rsid="00053ca6" officeooo:paragraph-rsid="00053ca6" style:font-size-asian="15pt" style:font-weight-asian="normal" style:font-size-complex="15pt" style:font-weight-complex="normal"/>
    </style:style>
    <style:style style:name="P24" style:family="paragraph" style:parent-style-name="Standard" style:list-style-name="L6" style:master-page-name="">
      <loext:graphic-properties draw:fill="none"/>
      <style:paragraph-properties fo:margin-left="0.5in" fo:margin-right="0in" fo:text-align="start" style:justify-single-word="false" fo:text-indent="-0.1866in" style:auto-text-indent="false" style:page-number="auto" fo:background-color="transparent"/>
      <style:text-properties fo:font-size="18pt" fo:font-weight="bold" officeooo:rsid="00053ca6" officeooo:paragraph-rsid="00053ca6" style:font-size-asian="15.75pt" style:font-weight-asian="bold" style:font-size-complex="18pt" style:font-weight-complex="bold"/>
    </style:style>
    <style:style style:name="P2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8pt" fo:font-weight="normal" officeooo:rsid="00053ca6" officeooo:paragraph-rsid="00053ca6" style:font-size-asian="15.75pt" style:font-weight-asian="normal" style:font-size-complex="18pt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8pt" fo:font-weight="bold" officeooo:rsid="00053ca6" officeooo:paragraph-rsid="00053ca6" style:font-size-asian="15.75pt" style:font-weight-asian="bold" style:font-size-complex="18pt" style:font-weight-complex="bold"/>
    </style:style>
    <style:style style:name="T1" style:family="text">
      <style:text-properties officeooo:rsid="00053ca6"/>
    </style:style>
    <style:style style:name="T2" style:family="text">
      <style:text-properties fo:font-size="18pt" fo:font-weight="normal" officeooo:rsid="00037b68" style:font-size-asian="15.75pt" style:font-weight-asian="normal" style:font-size-complex="18pt" style:font-weight-complex="normal"/>
    </style:style>
    <style:style style:name="T3" style:family="text">
      <style:text-properties style:font-name="sans-serif" fo:font-size="9pt"/>
    </style:style>
    <style:style style:name="T4" style:family="text">
      <style:text-properties fo:font-size="9pt"/>
    </style:style>
    <style:style style:name="T5" style:family="text">
      <style:text-properties fo:font-weight="normal" officeooo:rsid="00053ca6" style:font-weight-asian="normal" style:font-weight-complex="normal"/>
    </style:style>
    <style:style style:name="T6" style:family="text">
      <style:text-properties fo:font-weight="normal" officeooo:rsid="00037b68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CDC Prep Cheat Sheet</text:p>
      <text:p text:style-name="P14">Content from National Cyberwatch’s “Preparing for Cyber Defense Competitions”</text:p>
      <text:p text:style-name="P1"/>
      <text:p text:style-name="P2">Technical Areas of knowledge :</text:p>
      <text:list xml:id="list2833393921573000886" text:style-name="L1">
        <text:list-item>
          <text:p text:style-name="P8">Common Unix Printing System (Cups):</text:p>
        </text:list-item>
        <text:list-item>
          <text:p text:style-name="P8">Computer Forensics</text:p>
        </text:list-item>
        <text:list-item>
          <text:p text:style-name="P8">Database administration</text:p>
        </text:list-item>
        <text:list-item>
          <text:p text:style-name="P8">Directory services (e.g. Active Directory)</text:p>
        </text:list-item>
        <text:list-item>
          <text:p text:style-name="P8">Domain Name System (DNS)</text:p>
        </text:list-item>
        <text:list-item>
          <text:p text:style-name="P8">E-mail Servers (Exchange and sendmail)</text:p>
        </text:list-item>
        <text:list-item>
          <text:p text:style-name="P8">File servers</text:p>
        </text:list-item>
        <text:list-item>
          <text:p text:style-name="P8">File transfer protocol (FTP) services</text:p>
        </text:list-item>
        <text:list-item>
          <text:p text:style-name="P8">Hacking tools</text:p>
        </text:list-item>
        <text:list-item>
          <text:p text:style-name="P8">HTML</text:p>
        </text:list-item>
        <text:list-item>
          <text:p text:style-name="P8">Networking devices (e.g switches, firewalls, routers, etc)</text:p>
        </text:list-item>
        <text:list-item>
          <text:p text:style-name="P8">Samba</text:p>
        </text:list-item>
        <text:list-item>
          <text:p text:style-name="P8">Secure Shell (SSH)</text:p>
        </text:list-item>
        <text:list-item>
          <text:p text:style-name="P8">SQL</text:p>
        </text:list-item>
        <text:list-item>
          <text:p text:style-name="P8">Syslog</text:p>
        </text:list-item>
        <text:list-item>
          <text:p text:style-name="P8">Virtual Private Networking (VPN)</text:p>
        </text:list-item>
        <text:list-item>
          <text:p text:style-name="P8">Web servers (e.g. Apache, IIS, Nginx, etc)</text:p>
        </text:list-item>
        <text:list-item>
          <text:p text:style-name="P8">Windows and UNIX/Linux system administration and hardening</text:p>
        </text:list-item>
      </text:list>
      <text:p text:style-name="P9"/>
      <text:p text:style-name="P5">Chain of command:</text:p>
      <text:list xml:id="list1436047943133999964" text:style-name="L2">
        <text:list-item>
          <text:p text:style-name="P10">Address Firewall/Router vulnerabilities</text:p>
        </text:list-item>
        <text:list-item>
          <text:p text:style-name="P10">Change passwords (frequently)</text:p>
        </text:list-item>
        <text:list-item>
          <text:p text:style-name="P10">Harden systems</text:p>
        </text:list-item>
        <text:list-item>
          <text:p text:style-name="P10">Stop unnecessary services and delete unnecessary accounts</text:p>
        </text:list-item>
        <text:list-item>
          <text:p text:style-name="P10">Patch and update</text:p>
        </text:list-item>
        <text:list-item>
          <text:p text:style-name="P10">Analyze logs</text:p>
        </text:list-item>
        <text:list-item>
          <text:p text:style-name="P10">Repeat</text:p>
        </text:list-item>
      </text:list>
      <text:p text:style-name="P13"/>
      <text:p text:style-name="P3">Scoring:</text:p>
      <text:list xml:id="list6391688271700248579" text:style-name="L3">
        <text:list-item>
          <text:p text:style-name="P12">Critical Services</text:p>
        </text:list-item>
        <text:list-item>
          <text:p text:style-name="P12">Injects and business tasks</text:p>
        </text:list-item>
        <text:list-item>
          <text:p text:style-name="P12">Red team penalties</text:p>
        </text:list-item>
      </text:list>
      <text:p text:style-name="P3"><text:soft-page-break/>Critical Protocols/Services:</text:p>
      <text:list xml:id="list7721366918274963278" text:style-name="L5">
        <text:list-item>
          <text:p text:style-name="P11">HTTP</text:p>
        </text:list-item>
        <text:list-item>
          <text:p text:style-name="P11">HTTPS</text:p>
        </text:list-item>
        <text:list-item>
          <text:p text:style-name="P11">SMTP</text:p>
        </text:list-item>
        <text:list-item>
          <text:p text:style-name="P11">POP3</text:p>
        </text:list-item>
        <text:list-item>
          <text:p text:style-name="P11">SSH</text:p>
        </text:list-item>
        <text:list-item>
          <text:p text:style-name="P11">SQL</text:p>
        </text:list-item>
        <text:list-item>
          <text:p text:style-name="P11">DNS</text:p>
        </text:list-item>
        <text:list-item>
          <text:p text:style-name="P11">FTP</text:p>
        </text:list-item>
      </text:list>
      <text:p text:style-name="P6"/>
      <text:p text:style-name="P3">Red Team Activities:</text:p>
      <text:list xml:id="list3190700479988305298" text:style-name="L7">
        <text:list-item>
          <text:p text:style-name="P4">Tools:</text:p>
        </text:list-item>
      </text:list>
      <text:list xml:id="list5887466055584260637" text:style-name="L6">
        <text:list-item>
          <text:p text:style-name="P21"><text:span text:style-name="T6">Nmap/Zenmap: network scans</text:span></text:p>
        </text:list-item>
        <text:list-item>
          <text:p text:style-name="P19">Nessus: vulnerability detection</text:p>
        </text:list-item>
        <text:list-item>
          <text:p text:style-name="P19">Metasploit: penetration and pivot attacks</text:p>
        </text:list-item>
        <text:list-item>
          <text:p text:style-name="P19">Core Impact: <text:span text:style-name="T1">reconnaissance and vulnerability analysis</text:span></text:p>
        </text:list-item>
        <text:list-item>
          <text:p text:style-name="P20">Canvas: penetration and reconnaissance</text:p>
        </text:list-item>
        <text:list-item>
          <text:p text:style-name="P20">John the ripper/Hashcat: password cracking</text:p>
        </text:list-item>
        <text:list-item>
          <text:p text:style-name="P20">Netcat: Connections/file transfer/ reconnaissance</text:p>
        </text:list-item>
        <text:list-item>
          <text:p text:style-name="P20">Cain &amp; Abel: password cracking</text:p>
        </text:list-item>
        <text:list-item>
          <text:p text:style-name="P20">Prank software</text:p>
        </text:list-item>
      </text:list>
      <text:p text:style-name="P7"/>
      <text:list xml:id="list160036128806011" text:continue-numbering="true" text:style-name="L6">
        <text:list-item>
          <text:p text:style-name="P24">Actions:</text:p>
        </text:list-item>
        <text:list-item>
          <text:p text:style-name="P23">Change config files/settings</text:p>
        </text:list-item>
        <text:list-item>
          <text:p text:style-name="P22">Add accounts (local, administrator, domain)</text:p>
        </text:list-item>
        <text:list-item>
          <text:p text:style-name="P22">Create SSH keys for future root access</text:p>
        </text:list-item>
        <text:list-item>
          <text:p text:style-name="P22">Install malware, including keyloggers and sniffers</text:p>
        </text:list-item>
        <text:list-item>
          <text:p text:style-name="P22">Install devices that provide access including: back doors, trojaned services/executables, and rootkits</text:p>
        </text:list-item>
        <text:list-item>
          <text:p text:style-name="P22">Collect password hashes</text:p>
        </text:list-item>
        <text:list-item>
          <text:p text:style-name="P22">Delete/copy database tables</text:p>
        </text:list-item>
        <text:list-item>
          <text:p text:style-name="P22">Kill processes</text:p>
        </text:list-item>
        <text:list-item>
          <text:p text:style-name="P22">Disable essential services</text:p>
        </text:list-item>
        <text:list-item>
          <text:p text:style-name="P22">Make services invisible to scorebot</text:p>
        </text:list-item>
        <text:list-item>
          <text:p text:style-name="P22">Alter scripts</text:p>
        </text:list-item>
        <text:list-item>
          <text:p text:style-name="P22"><text:soft-page-break/>Attack network devices</text:p>
        </text:list-item>
        <text:list-item>
          <text:p text:style-name="P22">Hack directory services</text:p>
        </text:list-item>
        <text:list-item>
          <text:p text:style-name="P22">Download emails and read communications</text:p>
        </text:list-item>
      </text:list>
      <text:p text:style-name="P25"/>
      <text:p text:style-name="P26">Post-Competition Assessment:</text:p>
      <text:list xml:id="list4985881968883835671" text:style-name="L9">
        <text:list-item>
          <text:p text:style-name="P15">What skills were you able to apply that you learned from your course work?</text:p>
        </text:list-item>
        <text:list-item>
          <text:p text:style-name="P17">What are some examples of skills needed but no team member possessed?</text:p>
        </text:list-item>
        <text:list-item>
          <text:p text:style-name="P17">Are there skills that were needed but not presently included in your program of </text:p>
        </text:list-item>
        <text:list-item>
          <text:p text:style-name="P18">study?</text:p>
        </text:list-item>
        <text:list-item>
          <text:p text:style-name="P18">Describe the communications processes (or lack thereof) that occurred within </text:p>
        </text:list-item>
        <text:list-item>
          <text:p text:style-name="P17">the team during the competition.</text:p>
        </text:list-item>
        <text:list-item>
          <text:p text:style-name="P17">In terms of team composition in what area was the team lacking?</text:p>
        </text:list-item>
        <text:list-item>
          <text:p text:style-name="P17">Which team strategies worked and didn’t work?</text:p>
        </text:list-item>
        <text:list-item>
          <text:p text:style-name="P17">Was the team effectively managed? What could have been done differently?</text:p>
        </text:list-item>
        <text:list-item>
          <text:p text:style-name="P17">Were there any obstacles that prevented the team from working together?</text:p>
        </text:list-item>
        <text:list-item>
          <text:p text:style-name="P17">Were the team member assignments relevant to the skills of those assigned?</text:p>
        </text:list-item>
        <text:list-item>
          <text:p text:style-name="P17">If you had it to do all over again how would you prepare differently for the competition? </text:p>
        </text:list-item>
      </text:list>
      <text:list xml:id="list7568454895107333375" text:style-name="L8">
        <text:list-item>
          <text:p text:style-name="P16"><text:span text:style-name="T5">Reflecting on the entire CCDC process what are the most important things you </text:span>learned from this experience?</text:p>
        </text:list-item>
      </text:list>
      <text:p text:style-name="P25"/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15:26:35.344477141</meta:creation-date>
    <dc:date>2017-03-04T15:59:50.720015106</dc:date>
    <meta:editing-duration>PT2M24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3" meta:paragraph-count="82" meta:word-count="449" meta:character-count="2725" meta:non-whitespace-character-count="2429"/>
  </office:meta>
</office:document-meta>
</file>